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2700000390912CE4674D77F4F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29.277cm, 21.185cm, 10.75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3.299cm" svg:height="1.153cm" svg:x="9.201cm" svg:y="7.2cm">
          <draw:image xlink:href="Pictures/100000000000072700000390912CE4674D77F4F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7T20:09:06.086000000</meta:creation-date>
    <dc:date>2017-12-17T20:13:15.073000000</dc:date>
    <meta:editing-duration>PT2M11S</meta:editing-duration>
    <meta:editing-cycles>2</meta:editing-cycles>
    <meta:generator>LibreOffice/5.4.2.2$Windows_x86 LibreOffice_project/22b09f6418e8c2d508a9eaf86b2399209b0990f4</meta:generator>
    <meta:document-statistic meta:object-count="1"/>
  </office:meta>
</office:document-meta>
</file>